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user" style:family="paragraph">
      <style:paragraph-properties fo:line-height="150%"/>
    </style:style>
    <style:style style:name="P3" style:parent-style-name="Standarduser" style:family="paragraph">
      <style:paragraph-properties fo:line-height="150%"/>
    </style:style>
    <style:style style:name="P4" style:parent-style-name="Standarduser" style:family="paragraph">
      <style:paragraph-properties fo:line-height="150%"/>
    </style:style>
    <style:style style:name="P5" style:parent-style-name="Standarduser" style:family="paragraph">
      <style:paragraph-properties fo:line-height="150%"/>
    </style:style>
    <style:style style:name="P6" style:parent-style-name="Standarduser" style:family="paragraph">
      <style:paragraph-properties fo:line-height="150%"/>
    </style:style>
    <style:style style:name="P7" style:parent-style-name="Standarduser" style:family="paragraph">
      <style:paragraph-properties fo:line-height="150%"/>
    </style:style>
    <style:style style:name="P8" style:parent-style-name="Standarduser" style:family="paragraph">
      <style:paragraph-properties fo:line-height="150%"/>
    </style:style>
    <style:style style:name="T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Week 8</text:p>
      <text:p text:style-name="P2">Group Name: Ignotus</text:p>
      <text:p text:style-name="P3"/>
      <text:p text:style-name="P4">Team Member Details:</text:p>
      <text:p text:style-name="P5">- Corey Hamren,<text:s/><text:a xlink:href="mailto:hamhams86@gmail.com" office:target-frame-name="_top" xlink:show="replace">hamhams86@gmail.com</text:a>, USA, Self-teaching, Data Science</text:p>
      <text:p text:style-name="P6">- Motamen MohammedAhmed,<text:s/><text:a xlink:href="mailto:Motamen.salih@hotmail.com" office:target-frame-name="_top" xlink:show="replace">Motamen.salih@hotmail.com</text:a>, UAE, Zayed University, Data Science</text:p>
      <text:p text:style-name="P7">- Francis Kim,<text:s/><text:a xlink:href="mailto:fkim39@gmail.com" office:target-frame-name="_top" xlink:show="replace">fkim39@gmail.com</text:a>,<text:s/><text:a xlink:href="mailto:Fkim39@gmail.com" office:target-frame-name="_top" xlink:show="replace">Fkim39@gmail.com</text:a>, USA, University of Maryland, Data Science</text:p>
      <text:p text:style-name="P8">- Inna Soltsman-Groysman,<text:s/><text:a xlink:href="mailto:innasol90@gmail.com" office:target-frame-name="_top" xlink:show="replace">innasol90@gmail.com</text:a>, USA, Data Science</text:p>
      <text:p text:style-name="Textbody"/>
      <text:p text:style-name="Textbody">Problem description:</text:p>
      <text:p text:style-name="Textbody"/>
      <text:p text:style-name="Textbody">Data understanding:</text:p>
      <text:p text:style-name="Textbody"/>
      <text:p text:style-name="Textbody">What type of data you have got for analysis:</text:p>
      <text:p text:style-name="Textbody"><text:tab/></text:p>
      <text:p text:style-name="Textbody">What are the problems in<text:s/>the data ( number of NA values, outliers , skewed etc):</text:p>
      <text:p text:style-name="Textbody"><text:tab/>- There are no NA values, but there are some labeled as unknown in the<text:s/><text:span text:style-name="T9">ntm_specialty</text:span>,<text:s/><text:span text:style-name="T10">risk_segment_prior_ntm</text:span>, <text:s/><text:span text:style-name="T11">tscore_bucket_during_rx</text:span>,<text:s/><text:span text:style-name="T12">change_tscore</text:span>, and<text:s/><text:span text:style-name="T13">change_risk_segment<text:s/></text:span>columns</text:p>
      <text:p text:style-name="Textbody"><text:tab/>-<text:s/><text:span text:style-name="T14">change_t_score</text:span>,<text:s/><text:span text:style-name="T15">change_risk_segment</text:span>,<text:s/><text:span text:style-name="T16">tscore_bucket_during_rx</text:span>,<text:s/><text:span text:style-name="T17">risk_segment_during_rx</text:span>, have ‘unknown’ as the highest value count while<text:s/><text:span text:style-name="T18">change_t_score</text:span><text:s/>has it as the second highest value.</text:p>
      <text:p text:style-name="Textbody"><text:tab/>- both the<text:s/><text:span text:style-name="T19">count_of_risks</text:span><text:s/>and d<text:span text:style-name="T20">exa_freq_during_rx</text:span><text:s/>are skewed right, especially the<text:s/><text:span text:style-name="T21">dexa_freq_during_rx</text:span><text:s/>column</text:p>
      <text:p text:style-name="Textbody"><text:tab/>- the<text:s/><text:span text:style-name="T22">ntm_specialist_flag</text:span><text:s/>column has many values with less than 20 counts, but others with hundreds</text:p>
      <text:p text:style-name="Textbody"><text:tab/>- most of the binary columns have more than twice as man ‘no’ <text:s/>values than ‘yes’</text:p>
      <text:p text:style-name="Textbody">What approaches you are<text:s/>trying to apply on your data set to overcome problems like NA value, outlier etc and why?:</text:p>
      <text:p text:style-name="Textbody">Approaches for Data in terms of cleaning it is:</text:p>
      <text:p text:style-name="Textbody">#Dropping duplicated</text:p>
      <text:p text:style-name="Textbody">data = data.drop_duplicates()</text:p>
      <text:p text:style-name="Textbody">#Dropping Null</text:p>
      <text:p text:style-name="Textbody">data = data.dropna()</text:p>
      <text:p text:style-name="Textbody">#Changing the column names to lower case</text:p>
      <text:p text:style-name="Textbody">data.columns = [ x.lower().strip() for x in data.columns]</text:p>
      <text:p text:style-name="Textbody">data.columns</text:p>
      <text:p text:style-name="Textbody"/>
      <text:p text:style-name="Textbody">Github Repo link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Francis Jung Kim</dc:creator>
    <meta:creation-date>2021-10-13T01:51:00Z</meta:creation-date>
    <dc:date>2021-10-13T01:51:00Z</dc:date>
    <meta:template xlink:href="Normal.dotm" xlink:type="simple"/>
    <meta:editing-cycles>2</meta:editing-cycles>
    <meta:editing-duration>PT60S</meta:editing-duration>
    <meta:document-statistic meta:page-count="1" meta:paragraph-count="3" meta:word-count="269" meta:character-count="1801" meta:row-count="12" meta:non-whitespace-character-count="1535"/>
  </office:meta>
</office:document-meta>
</file>